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55aea" officeooo:paragraph-rsid="00055aea"/>
    </style:style>
    <style:style style:name="P2" style:family="paragraph" style:parent-style-name="Text_20_body">
      <style:text-properties officeooo:rsid="0006bc36" officeooo:paragraph-rsid="0006bc36"/>
    </style:style>
    <style:style style:name="T1" style:family="text">
      <style:text-properties officeooo:rsid="0006bc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:</text:p>
      <text:p text:style-name="code">acopy( a : array of type T ) -<text:span text:style-name="T1">&gt;</text:span> array of type T;</text:p>
      <text:p text:style-name="P2">Functions of this kind may be implemented as one single generated code, since array is always a reference, and the array “object” gives ebough information how to copy its element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de" style:family="paragraph" style:parent-style-name="Text_20_body" style:next-style-name="Text_20_body">
      <loext:graphic-properties draw:fill="solid" draw:fill-color="#cfe7f5" draw:fill-image-width="0cm" draw:fill-image-height="0cm"/>
      <style:paragraph-properties fo:margin-left="0.6cm" fo:margin-right="0cm" fo:text-indent="0cm" style:auto-text-indent="false" fo:background-color="#cfe7f5"/>
      <style:text-properties style:font-name="DejaVu Sans Mono" fo:font-family="'DejaVu Sans Mono'" style:font-family-generic="modern" style:font-pitch="fixed" fo:font-size="10.5pt" officeooo:rsid="00055aea" fo:background-color="transparen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lius Grazulis</meta:initial-creator>
    <meta:creation-date>2012-12-11T13:24:26</meta:creation-date>
    <meta:generator>LibreOffice/5.1.6.2$Linux_X86_64 LibreOffice_project/10m0$Build-2</meta:generator>
    <dc:date>2018-11-08T14:04:58.785276954</dc:date>
    <meta:editing-duration>PT6M3S</meta:editing-duration>
    <meta:editing-cycles>2</meta:editing-cycles>
    <meta:document-statistic meta:table-count="0" meta:image-count="0" meta:object-count="0" meta:page-count="1" meta:paragraph-count="3" meta:word-count="44" meta:character-count="237" meta:non-whitespace-character-count="196"/>
  </office:meta>
</office:document-meta>
</file>